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$1]*[.F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$1]*[.F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$1]*[.F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E$1]*[.F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E$1]*[.F5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E$1]*[.F6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E$2]*[.F1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]*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E$2]*[.F2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2]*3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E$2]*[.F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3]*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E$2]*[.F4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4]*3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E$2]*[.F5]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5]*3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E$2]*[.F6]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6]*3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E$3]*[.F1]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E$3]*[.F2]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1]*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E$3]*[.F3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2]*4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E$3]*[.F4]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3]*4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E$3]*[.F5]"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4]*4"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E$3]*[.F6]"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5]*4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E$4]*[.F1]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6]*4"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E$4]*[.F2]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formula="of:=[.E$4]*[.F3]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[.B1]*6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E$4]*[.F4]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[.B2]*6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E$4]*[.F5]"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3]*6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E$4]*[.F6]"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[.B4]*6"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E$5]*[.F1]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[.B5]*6"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E$5]*[.F2]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6]*6"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E$5]*[.F3]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table:formula="of:=[.E$5]*[.F4]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[.B1]*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E$5]*[.F5]"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[.B2]*7"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E$5]*[.F6]"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[.B3]*7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E$6]*[.F1]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B4]*7"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E$6]*[.F2]"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B5]*7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[.E$6]*[.F3]"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6]*7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[.E$6]*[.F4]"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table:formula="of:=[.E$6]*[.F5]"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1]*9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[.E$6]*[.F6]"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formula="of:=[.B2]*9"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[.G1]+1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formula="of:=[.B3]*9"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G2]+1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4]*9"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G3]+1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5]*9"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formula="of:=[.G4]+1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formula="of:=[.B6]*9"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formula="of:=[.G5]+1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table:formula="of:=[.G6]+1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formula="of:=[.B1]-1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[.G7]+1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.B2]-1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G8]+1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.B3]-1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G9]+1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4]-1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[.G10]+1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5]-1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G11]+1"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[.B6]-1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G12]+1"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/>
          <table:table-cell table:formula="of:=[.G13]+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[.B8]-1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[.G14]+1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.B9]-1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formula="of:=[.G15]+1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formula="of:=[.B10]-1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formula="of:=[.G16]+1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formula="of:=[.B11]-1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G17]+1"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formula="of:=[.B12]-1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[.G18]+1"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.B13]-1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[.G19]+1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/>
          <table:table-cell table:formula="of:=[.G20]+1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15]-1"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G21]+1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formula="of:=[.B16]-1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formula="of:=[.G22]+1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formula="of:=[.B17]-1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[.G23]+1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formula="of:=[.B18]-1"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[.G24]+1"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table:formula="of:=[.B19]-1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[.G25]+1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table:formula="of:=[.B20]-1"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[.G26]+1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3"/>
          <table:table-cell table:formula="of:=[.G27]+1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22]-1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formula="of:=[.G28]+1"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.B23]-1"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G29]+1"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.B24]-1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G30]+1"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[.B25]-1"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[.G31]+1"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table:formula="of:=[.B26]-1"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[.G32]+1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formula="of:=[.B27]-1"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G33]+1"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3"/>
          <table:table-cell table:formula="of:=[.G34]+1"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[.B29]-1"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G35]+1"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[.B30]-1"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[.G36]+1"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table:formula="of:=[.B31]-1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G1]-1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table:formula="of:=[.B32]-1"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[.G2]-1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.B33]-1"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[.G3]-1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.B34]-1"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formula="of:=[.G4]-1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3"/>
          <table:table-cell table:formula="of:=[.G5]-1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formula="of:=[.B36]-1"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G6]-1"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table:formula="of:=[.B37]-1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G7]-1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.B38]-1"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[.G8]-1"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.B39]-1"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formula="of:=[.G9]-1"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.B40]-1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formula="of:=[.G10]-1"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[.B41]-1"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[.G11]-1"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3"/>
          <table:table-cell table:formula="of:=[.G12]-1"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.B1]+1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[.G13]-1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.B2]+1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G14]-1"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table:formula="of:=[.B3]+1" office:value-type="float" office:value="8" calcext:value-type="float">
            <text:p>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3"/>
          <table:table-cell table:formula="of:=[.G15]-1"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.B4]+1"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[.G16]-1"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.B5]+1"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[.G17]-1"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.B6]+1"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formula="of:=[.G18]-1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3"/>
          <table:table-cell table:formula="of:=[.G19]-1"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[.G20]-1"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.B9]+1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[.G21]-1" office:value-type="float" office:value="27" calcext:value-type="float">
            <text:p>27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/>
          <table:table-cell table:formula="of:=[.B10]+1"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[.G22]-1"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formula="of:=[.B11]+1"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formula="of:=[.G23]-1"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formula="of:=[.B12]+1"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formula="of:=[.G24]-1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.B13]+1"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formula="of:=[.G25]-1"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3"/>
          <table:table-cell table:formula="of:=[.G26]-1"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5]+1"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formula="of:=[.G27]-1"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[.B16]+1"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[.G28]-1"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7]+1"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formula="of:=[.G29]-1"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8]+1"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[.G30]-1"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9]+1"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formula="of:=[.G31]-1"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.B20]+1"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formula="of:=[.G32]-1"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3"/>
          <table:table-cell table:formula="of:=[.G33]-1"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formula="of:=[.B22]+1"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table:formula="of:=[.G34]-1"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table:formula="of:=[.B23]+1"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table:formula="of:=[.G35]-1"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table:formula="of:=[.B24]+1"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formula="of:=[.G36]-1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table:formula="of:=[.B25]+1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table:formula="of:=[.B26]+1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/>
          <table:table-cell table:formula="of:=[.B27]+1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29]+1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table:formula="of:=[.B30]+1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/>
          <table:table-cell table:formula="of:=[.B31]+1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table:formula="of:=[.B32]+1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/>
          <table:table-cell table:formula="of:=[.B33]+1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36]+1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float" office:value="118" calcext:value-type="float">
            <text:p>118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H1:Sheet1.H1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1:40:21.813261616</meta:creation-date>
    <dc:date>2016-01-06T22:05:18.599080663</dc:date>
    <meta:editing-duration>PT8M45S</meta:editing-duration>
    <meta:editing-cycles>2</meta:editing-cycles>
    <meta:generator>LibreOffice/5.0.3.2$Linux_X86_64 LibreOffice_project/00m0$Build-2</meta:generator>
    <meta:document-statistic meta:table-count="1" meta:cell-count="450" meta:object-count="0"/>
  </office:meta>
</office:document-meta>
</file>